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roject description</text:p>
      <text:p text:style-name="Standard"/>
      <text:p text:style-name="Standard">New York metropolitan area is home to the largest and most prominent ethnic Chinese population outside of Asia. The Chinese American population of the New York City metropolitan area was an estimated 893,697 as of 2017. New York City itself contains by far the highest ethnic Chinese population of any individual city outside Asia, estimated at 628,763 as of 2017.</text:p>
      <text:p text:style-name="Standard"/>
      <text:p text:style-name="Standard">The objective of this project is to understand the number of chinese restaurants in each borough in New York and see if there is scope for me opening a new chinese restaurant in the area. The key measures will be understanding the number of chinese restaurants in the area and also their average rating so that we have a good understanding of both in order to make my deci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Z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ZA"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8-11T10:10:13.32</meta:creation-date>
    <meta:document-statistic meta:table-count="0" meta:image-count="0" meta:object-count="0" meta:page-count="1" meta:paragraph-count="3" meta:word-count="131" meta:character-count="760"/>
    <dc:date>2019-08-11T10:49:55.65</dc:date>
    <meta:editing-duration>PT39M50S</meta:editing-duration>
    <meta:editing-cycles>1</meta:editing-cycles>
    <meta:generator>OpenOffice/4.1.6$Win32 OpenOffice.org_project/416m1$Build-9790</meta:generator>
  </office:meta>
</office:document-meta>
</file>